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82452BF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84cm, 4.257cm, 13.027cm, 2.24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5cm" svg:height="21.099cm" svg:x="1.092cm" svg:y="2.692cm">
          <draw:image xlink:href="Pictures/10000000000005E8000007E0A82452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14:39.587965655</dc:date>
    <meta:editing-duration>PT3M42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